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cdb"/>
    </style:style>
    <style:style style:name="P2" style:family="paragraph" style:parent-style-name="Standard">
      <style:text-properties fo:font-size="18pt" officeooo:rsid="001649ab" officeooo:paragraph-rsid="001649ab" style:font-size-asian="18pt" style:font-size-complex="18pt"/>
    </style:style>
    <style:style style:name="P3" style:family="paragraph" style:parent-style-name="Standard">
      <style:text-properties fo:font-size="18pt" officeooo:rsid="00197082" officeooo:paragraph-rsid="00197082" style:font-size-asian="18pt" style:font-size-complex="18pt"/>
    </style:style>
    <style:style style:name="P4" style:family="paragraph" style:parent-style-name="Standard">
      <style:text-properties fo:font-size="18pt" officeooo:paragraph-rsid="00197082" style:font-size-asian="18pt" style:font-size-complex="18pt"/>
    </style:style>
    <style:style style:name="P5" style:family="paragraph" style:parent-style-name="Standard">
      <style:text-properties fo:font-size="18pt" officeooo:rsid="0019f5fc" officeooo:paragraph-rsid="0019f5fc" style:font-size-asian="18pt" style:font-size-complex="18pt"/>
    </style:style>
    <style:style style:name="P6" style:family="paragraph" style:parent-style-name="Standard">
      <style:text-properties fo:font-size="18pt" officeooo:rsid="00180dc6" officeooo:paragraph-rsid="00180dc6" style:font-size-asian="18pt" style:font-size-complex="18pt"/>
    </style:style>
    <style:style style:name="P7" style:family="paragraph" style:parent-style-name="Standard">
      <style:text-properties fo:font-size="18pt" officeooo:paragraph-rsid="0019965d" style:font-size-asian="18pt" style:font-size-complex="18pt"/>
    </style:style>
    <style:style style:name="P8" style:family="paragraph" style:parent-style-name="Standard">
      <style:text-properties fo:font-size="18pt" officeooo:rsid="0019965d" officeooo:paragraph-rsid="0019965d" style:font-size-asian="18pt" style:font-size-complex="18pt"/>
    </style:style>
    <style:style style:name="P9" style:family="paragraph" style:parent-style-name="Standard">
      <style:text-properties fo:font-size="18pt" officeooo:rsid="001a4cdb" officeooo:paragraph-rsid="001a4cdb" style:font-size-asian="18pt" style:font-size-complex="18pt"/>
    </style:style>
    <style:style style:name="P10" style:family="paragraph" style:parent-style-name="Standard">
      <style:text-properties fo:font-size="18pt" officeooo:rsid="001649ab" officeooo:paragraph-rsid="001dccaf" style:font-size-asian="18pt" style:font-size-complex="18pt"/>
    </style:style>
    <style:style style:name="P11" style:family="paragraph" style:parent-style-name="Standard">
      <style:text-properties fo:font-size="18pt" officeooo:rsid="001c133a" officeooo:paragraph-rsid="001c133a" style:font-size-asian="18pt" style:font-size-complex="18pt"/>
    </style:style>
    <style:style style:name="P12" style:family="paragraph" style:parent-style-name="Standard">
      <style:text-properties fo:font-size="18pt" officeooo:rsid="0019965d" officeooo:paragraph-rsid="001dccaf" style:font-size-asian="18pt" style:font-size-complex="18pt"/>
    </style:style>
    <style:style style:name="P13" style:family="paragraph" style:parent-style-name="Standard">
      <style:text-properties fo:font-size="18pt" officeooo:paragraph-rsid="001a4cdb" style:font-size-asian="18pt" style:font-size-complex="18pt"/>
    </style:style>
    <style:style style:name="P14" style:family="paragraph" style:parent-style-name="Standard">
      <style:text-properties fo:font-size="18pt" officeooo:paragraph-rsid="001c133a" style:font-size-asian="18pt" style:font-size-complex="18pt"/>
    </style:style>
    <style:style style:name="P15" style:family="paragraph" style:parent-style-name="Standard">
      <style:text-properties fo:font-size="18pt" officeooo:rsid="00197082" officeooo:paragraph-rsid="001dccaf" style:font-size-asian="18pt" style:font-size-complex="18pt"/>
    </style:style>
    <style:style style:name="P16" style:family="paragraph" style:parent-style-name="Standard">
      <style:text-properties fo:font-size="18pt" officeooo:rsid="0019f5fc" officeooo:paragraph-rsid="001dccaf" style:font-size-asian="18pt" style:font-size-complex="18pt"/>
    </style:style>
    <style:style style:name="P17" style:family="paragraph" style:parent-style-name="Standard">
      <style:text-properties fo:font-size="18pt" officeooo:rsid="00180dc6" officeooo:paragraph-rsid="001dccaf" style:font-size-asian="18pt" style:font-size-complex="18pt"/>
    </style:style>
    <style:style style:name="P18" style:family="paragraph" style:parent-style-name="Standard">
      <style:text-properties fo:font-size="18pt" officeooo:paragraph-rsid="001dccaf" style:font-size-asian="18pt" style:font-size-complex="18pt"/>
    </style:style>
    <style:style style:name="P19" style:family="paragraph" style:parent-style-name="Standard">
      <style:text-properties officeooo:paragraph-rsid="001dccaf"/>
    </style:style>
    <style:style style:name="P20" style:family="paragraph" style:parent-style-name="Standard">
      <style:text-properties officeooo:paragraph-rsid="00197082"/>
    </style:style>
    <style:style style:name="T1" style:family="text">
      <style:text-properties officeooo:rsid="001649ab"/>
    </style:style>
    <style:style style:name="T2" style:family="text">
      <style:text-properties officeooo:rsid="00180dc6"/>
    </style:style>
    <style:style style:name="T3" style:family="text">
      <style:text-properties officeooo:rsid="00197082"/>
    </style:style>
    <style:style style:name="T4" style:family="text">
      <style:text-properties officeooo:rsid="0019965d"/>
    </style:style>
    <style:style style:name="T5" style:family="text">
      <style:text-properties officeooo:rsid="0019f5fc"/>
    </style:style>
    <style:style style:name="T6" style:family="text">
      <style:text-properties officeooo:rsid="001a4cdb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a4cdb" style:font-size-asian="18pt" style:font-size-complex="18pt"/>
    </style:style>
    <style:style style:name="T9" style:family="text">
      <style:text-properties fo:font-size="18pt" officeooo:rsid="001b1774" style:font-size-asian="18pt" style:font-size-complex="18pt"/>
    </style:style>
    <style:style style:name="T10" style:family="text">
      <style:text-properties fo:font-size="18pt" officeooo:rsid="001c133a" style:font-size-asian="18pt" style:font-size-complex="18pt"/>
    </style:style>
    <style:style style:name="T11" style:family="text">
      <style:text-properties fo:font-size="18pt" officeooo:rsid="0019965d" style:font-size-asian="18pt" style:font-size-complex="18pt"/>
    </style:style>
    <style:style style:name="T12" style:family="text">
      <style:text-properties fo:font-size="18pt" officeooo:rsid="00180dc6" style:font-size-asian="18pt" style:font-size-complex="18pt"/>
    </style:style>
    <style:style style:name="T13" style:family="text">
      <style:text-properties fo:font-size="18pt" officeooo:rsid="00197082" style:font-size-asian="18pt" style:font-size-complex="18pt"/>
    </style:style>
    <style:style style:name="T14" style:family="text">
      <style:text-properties fo:font-size="18pt" officeooo:rsid="001dccaf" style:font-size-asian="18pt" style:font-size-complex="18pt"/>
    </style:style>
    <style:style style:name="T15" style:family="text">
      <style:text-properties officeooo:rsid="001c133a"/>
    </style:style>
    <style:style style:name="T16" style:family="text">
      <style:text-properties officeooo:rsid="001dcc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3">How is the course?</text:span></text:p>
      <text:p text:style-name="P3">What should always be in the course? What is the best about it?</text:p>
      <text:p text:style-name="P4"><text:span text:style-name="T3">What can be improved about the course? </text:span><text:span text:style-name="T1">What is the least fun about </text:span><text:span text:style-name="T3">it</text:span><text:span text:style-name="T1">?</text:span></text:p>
      <text:p text:style-name="P5">How are the booklets?</text:p>
      <text:p text:style-name="P5">How can the booklets be improved?</text:p>
      <text:p text:style-name="P2">How are the breaks?</text:p>
      <text:p text:style-name="P2">How to improve the breaks?</text:p>
      <text:p text:style-name="P6">How are the volunteers?</text:p>
      <text:p text:style-name="P3">What could the volunteers do better?</text:p>
      <text:p text:style-name="P7"><text:span text:style-name="T2">How </text:span><text:span text:style-name="T4">is Richel?</text:span></text:p>
      <text:p text:style-name="P7"><text:span text:style-name="T3">What could </text:span><text:span text:style-name="T4">Richel </text:span><text:span text:style-name="T3">do better?</text:span></text:p>
      <text:p text:style-name="P12">How is Richel’s Swedish? Is that a problem?</text:p>
      <text:p text:style-name="P12">Is Richel too strict?</text:p>
      <text:p text:style-name="P19"><text:span text:style-name="T12">How </text:span><text:span text:style-name="T11">is </text:span><text:span text:style-name="T10">Christoffer</text:span><text:span text:style-name="T11">?</text:span></text:p>
      <text:p text:style-name="P14"><text:span text:style-name="T3">What could </text:span><text:span text:style-name="T15">Christoffer </text:span><text:span text:style-name="T3">do better?</text:span></text:p>
      <text:p text:style-name="P19"><text:span text:style-name="T12">How </text:span><text:span text:style-name="T11">is </text:span><text:span text:style-name="T14">Claudio</text:span><text:span text:style-name="T11">? </text:span><text:span text:style-name="T14">(only for Team UFO)</text:span></text:p>
      <text:p text:style-name="P18"><text:span text:style-name="T3">What could </text:span><text:span text:style-name="T16">Claudio</text:span><text:span text:style-name="T15"> </text:span><text:span text:style-name="T3">do better?</text:span><text:span text:style-name="T4"> </text:span><text:span text:style-name="T16">(only for Team UFO)</text:span></text:p>
      <text:p text:style-name="P19"><text:span text:style-name="T12">How </text:span><text:span text:style-name="T11">is </text:span><text:span text:style-name="T10">Janne</text:span><text:span text:style-name="T11">?</text:span></text:p>
      <text:p text:style-name="P14"><text:span text:style-name="T3">What could </text:span><text:span text:style-name="T15">Janne </text:span><text:span text:style-name="T3">do better?</text:span></text:p>
      <text:p text:style-name="P13"><text:span text:style-name="T6">How is the amount of kids? Would we enjoy more?</text:span></text:p>
      <text:p text:style-name="P19"><text:span text:style-name="T8">How </text:span><text:span text:style-name="T14">was the Programmeringsdag at Stadsbiblioteket? </text:span></text:p>
      <text:p text:style-name="P19"><text:span text:style-name="T14">What can be improved about the Programmeringsdag?</text:span></text:p>
      <text:p text:style-name="P19"><text:span text:style-name="T8">How </text:span><text:span text:style-name="T14">was the Hackathon (May 22nd)?</text:span></text:p>
      <text:p text:style-name="P19"><text:span text:style-name="T14">What can be improved about the Hackathon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0:31:47.489141461</meta:creation-date>
    <dc:date>2022-05-21T13:05:28.995235192</dc:date>
    <meta:editing-duration>PT11M5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48" meta:character-count="812" meta:non-whitespace-character-count="687"/>
  </office:meta>
</office:document-meta>
</file>